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85c7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368ea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368ea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542b7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1bb2c2" officeooo:paragraph-rsid="003542b7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Futura Std Condensed Light" fo:font-size="14pt" fo:language="en" fo:country="US" style:text-underline-style="none" officeooo:rsid="00385c73" officeooo:paragraph-rsid="00385c7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 officeooo:rsid="001714f3"/>
    </style:style>
    <style:style style:name="T4" style:family="text">
      <style:text-properties fo:color="#c9211e" loext:opacity="100%" officeooo:rsid="00185842"/>
    </style:style>
    <style:style style:name="T5" style:family="text">
      <style:text-properties fo:color="#c9211e" loext:opacity="100%" officeooo:rsid="001a417d"/>
    </style:style>
    <style:style style:name="T6" style:family="text">
      <style:text-properties fo:color="#c9211e" loext:opacity="100%" officeooo:rsid="001c607d"/>
    </style:style>
    <style:style style:name="T7" style:family="text">
      <style:text-properties fo:color="#c9211e" loext:opacity="100%" officeooo:rsid="001d61c2"/>
    </style:style>
    <style:style style:name="T8" style:family="text">
      <style:text-properties fo:color="#c9211e" loext:opacity="100%" officeooo:rsid="001bb2c2"/>
    </style:style>
    <style:style style:name="T9" style:family="text">
      <style:text-properties fo:color="#c9211e" loext:opacity="100%" officeooo:rsid="00224fc2"/>
    </style:style>
    <style:style style:name="T10" style:family="text">
      <style:text-properties fo:color="#c9211e" loext:opacity="100%" officeooo:rsid="0023bb71"/>
    </style:style>
    <style:style style:name="T11" style:family="text">
      <style:text-properties fo:color="#c9211e" loext:opacity="100%" officeooo:rsid="0026038f"/>
    </style:style>
    <style:style style:name="T12" style:family="text">
      <style:text-properties fo:color="#c9211e" loext:opacity="100%" officeooo:rsid="00274036"/>
    </style:style>
    <style:style style:name="T13" style:family="text">
      <style:text-properties fo:color="#c9211e" loext:opacity="100%" officeooo:rsid="002b647e"/>
    </style:style>
    <style:style style:name="T14" style:family="text">
      <style:text-properties fo:color="#3465a4" loext:opacity="100%" style:text-underline-style="solid" style:text-underline-width="auto" style:text-underline-color="font-color" officeooo:rsid="001d61c2"/>
    </style:style>
    <style:style style:name="T15" style:family="text">
      <style:text-properties fo:color="#3465a4" loext:opacity="100%" style:text-underline-style="solid" style:text-underline-width="auto" style:text-underline-color="font-color" officeooo:rsid="0025bc18"/>
    </style:style>
    <style:style style:name="T16" style:family="text">
      <style:text-properties fo:color="#3465a4" loext:opacity="100%" officeooo:rsid="00224fc2"/>
    </style:style>
    <style:style style:name="T17" style:family="text">
      <style:text-properties fo:color="#3465a4" loext:opacity="100%" officeooo:rsid="0025bc18"/>
    </style:style>
    <style:style style:name="T18" style:family="text">
      <style:text-properties fo:color="#3465a4" loext:opacity="100%" officeooo:rsid="0025dcb4"/>
    </style:style>
    <style:style style:name="T19" style:family="text">
      <style:text-properties fo:color="#3465a4" loext:opacity="100%" officeooo:rsid="0026038f"/>
    </style:style>
    <style:style style:name="T20" style:family="text">
      <style:text-properties fo:color="#3465a4" loext:opacity="100%" officeooo:rsid="001a417d"/>
    </style:style>
    <style:style style:name="T21" style:family="text">
      <style:text-properties fo:color="#3465a4" loext:opacity="100%" officeooo:rsid="003542b7"/>
    </style:style>
    <style:style style:name="T22" style:family="text">
      <style:text-properties fo:color="#3465a4" loext:opacity="100%" officeooo:rsid="0036ded6"/>
    </style:style>
    <style:style style:name="T23" style:family="text">
      <style:text-properties officeooo:rsid="00185842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185842"/>
    </style:style>
    <style:style style:name="T26" style:family="text">
      <style:text-properties officeooo:rsid="001a417d"/>
    </style:style>
    <style:style style:name="T27" style:family="text">
      <style:text-properties officeooo:rsid="001bb2c2"/>
    </style:style>
    <style:style style:name="T28" style:family="text">
      <style:text-properties officeooo:rsid="001c607d"/>
    </style:style>
    <style:style style:name="T29" style:family="text">
      <style:text-properties officeooo:rsid="001d61c2"/>
    </style:style>
    <style:style style:name="T30" style:family="text">
      <style:text-properties officeooo:rsid="00224fc2"/>
    </style:style>
    <style:style style:name="T31" style:family="text">
      <style:text-properties officeooo:rsid="0023bb71"/>
    </style:style>
    <style:style style:name="T32" style:family="text">
      <style:text-properties officeooo:rsid="0025dcb4"/>
    </style:style>
    <style:style style:name="T33" style:family="text">
      <style:text-properties officeooo:rsid="0026038f"/>
    </style:style>
    <style:style style:name="T34" style:family="text">
      <style:text-properties fo:color="#00a933" loext:opacity="100%" officeooo:rsid="0026038f"/>
    </style:style>
    <style:style style:name="T35" style:family="text">
      <style:text-properties fo:color="#00a933" loext:opacity="100%" officeooo:rsid="0026e741"/>
    </style:style>
    <style:style style:name="T36" style:family="text">
      <style:text-properties fo:color="#00a933" loext:opacity="100%" officeooo:rsid="0036ded6"/>
    </style:style>
    <style:style style:name="T37" style:family="text">
      <style:text-properties officeooo:rsid="00274036"/>
    </style:style>
    <style:style style:name="T38" style:family="text">
      <style:text-properties officeooo:rsid="002fe99e"/>
    </style:style>
    <style:style style:name="T39" style:family="text">
      <style:text-properties officeooo:rsid="003542b7"/>
    </style:style>
    <style:style style:name="T40" style:family="text">
      <style:text-properties officeooo:rsid="00368eac"/>
    </style:style>
    <style:style style:name="T41" style:family="text">
      <style:text-properties officeooo:rsid="001f8109"/>
    </style:style>
    <style:style style:name="T42" style:family="text">
      <style:text-properties officeooo:rsid="0036d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7"/>
      <text:p text:style-name="P7"/>
      <text:p text:style-name="P7"/>
      <text:p text:style-name="P1"/>
      <text:p text:style-name="P2"><text:span text:style-name="T23">1</text:span><text:span text:style-name="T25">st</text:span><text:span text:style-name="T23"> </text:span>set:</text:p>
      <text:p text:style-name="P9"><text:tab/>1 <text:span text:style-name="T26">– Glitch_Effect_A (</text:span><text:span text:style-name="T5">Roll Speed </text:span><text:span text:style-name="T18">FR</text:span><text:span text:style-name="T26">, </text:span><text:span text:style-name="T5">Roll size </text:span><text:span text:style-name="T18">the bigger the Roll Speed the smaller the Roll Size</text:span><text:span text:style-name="T26">, </text:span><text:span text:style-name="T5">Roll Variation </text:span><text:span text:style-name="T16">FR</text:span><text:span text:style-name="T26">, </text:span><text:span text:style-name="T32">Distort Intensity </text:span><text:span text:style-name="T16">FR</text:span><text:span text:style-name="T30">,</text:span><text:span text:style-name="T16"> </text:span><text:span text:style-name="T5">Static Noise Intensity </text:span><text:span text:style-name="T18">0,05 up to FR</text:span><text:span text:style-name="T26">, </text:span><text:span text:style-name="T5">Aberration</text:span><text:span text:style-name="T20"> -</text:span><text:span text:style-name="T18">0</text:span><text:span text:style-name="T20">,</text:span><text:span text:style-name="T18">2 up to 0,2 </text:span><text:span text:style-name="T34">(</text:span><text:span text:style-name="T26">can be animated – </text:span><text:span text:style-name="T34">starting value: 0)</text:span><text:span text:style-name="T26">, </text:span><text:span text:style-name="T5">Brightness </text:span><text:span text:style-name="T20">-</text:span><text:span text:style-name="T18">0,1 up to </text:span><text:span text:style-name="T22">2,5</text:span><text:span text:style-name="T18"> </text:span><text:span text:style-name="T34">(</text:span><text:span text:style-name="T26">can be animated – </text:span><text:span text:style-name="T34">starting value: </text:span><text:span text:style-name="T35">1,</text:span><text:span text:style-name="T36">1</text:span><text:span text:style-name="T34">)</text:span><text:span text:style-name="T26">, </text:span><text:span text:style-name="T5">Saturation </text:span><text:span text:style-name="T16">FR </text:span><text:span text:style-name="T34">(</text:span><text:span text:style-name="T26">can be animated – </text:span><text:span text:style-name="T34">starting value: 0)</text:span><text:span text:style-name="T26">, </text:span><text:span text:style-name="T5">Contrast</text:span><text:span text:style-name="T26"> </text:span><text:span text:style-name="T18">0,1 up to FR </text:span><text:span text:style-name="T34">(</text:span><text:span text:style-name="T26">can be animated – </text:span><text:span text:style-name="T34">starting value: </text:span><text:span text:style-name="T35">1</text:span><text:span text:style-name="T34">)</text:span><text:span text:style-name="T32">,</text:span><text:span text:style-name="T26"> </text:span><text:span text:style-name="T5">Vignette Intensity</text:span><text:span text:style-name="T26"> </text:span><text:span text:style-name="T16">FR </text:span><text:span text:style-name="T33">and </text:span><text:span text:style-name="T11">Vignette Opacity</text:span><text:span text:style-name="T33"> </text:span><text:span text:style-name="T19">up to 0,25</text:span><text:span text:style-name="T33"> </text:span><text:span text:style-name="T26">can be animated)</text:span></text:p>
      <text:p text:style-name="P8"><text:tab/>2 <text:span text:style-name="T29">– TV (</text:span><text:span text:style-name="T13">a</text:span><text:span text:style-name="T7">ll params</text:span><text:span text:style-name="T29"> </text:span><text:span text:style-name="T18">FR </text:span><text:span text:style-name="T29">can be animated </text:span><text:span text:style-name="T14">except Scanlines Opt</text:span><text:span text:style-name="T29">)</text:span></text:p>
      <text:p text:style-name="P8"><text:tab/><text:span text:style-name="T40">3 </text:span><text:span text:style-name="T28">– </text:span>CRT<text:span text:style-name="T39">2</text:span> <text:span text:style-name="T28">(</text:span><text:span text:style-name="T10">Mask Type </text:span><text:span text:style-name="T16">FR </text:span><text:span text:style-name="T21">(has to be set once for the game run)</text:span><text:span text:style-name="T31">, </text:span><text:span text:style-name="T37"><text:s/></text:span><text:span text:style-name="T6">Hard Scan </text:span><text:span text:style-name="T18">FR</text:span><text:span text:style-name="T28">, </text:span><text:span text:style-name="T12">Hard Pix</text:span><text:span text:style-name="T37"> </text:span><text:span text:style-name="T18">FR</text:span><text:span text:style-name="T32">, </text:span><text:span text:style-name="T6">Hard Bloom Scan </text:span><text:span text:style-name="T16">FR</text:span><text:span text:style-name="T28">, </text:span><text:span text:style-name="T9">Hard Bloom Pix</text:span><text:span text:style-name="T6"> </text:span><text:span text:style-name="T16">FR</text:span><text:span text:style-name="T30">, </text:span><text:span text:style-name="T6">Blood Amount </text:span><text:span text:style-name="T16">FR</text:span><text:span text:style-name="T28">, </text:span><text:span text:style-name="T6">Mask Dark</text:span><text:span text:style-name="T28"> </text:span><text:span text:style-name="T16">FR </text:span><text:span text:style-name="T28">and </text:span><text:span text:style-name="T6">Mask Light</text:span><text:span text:style-name="T28"> </text:span><text:span text:style-name="T16">FR </text:span><text:span text:style-name="T28">can be animated)</text:span></text:p>
      <text:p text:style-name="P2"/>
      <text:p text:style-name="P3"><text:span text:style-name="T23">2</text:span><text:span text:style-name="T25">nd</text:span><text:span text:style-name="T23"> </text:span>set:</text:p>
      <text:p text:style-name="P10"><text:tab/><text:span text:style-name="T38">1</text:span><text:span text:style-name="T23"> </text:span><text:span text:style-name="T27">– VHSPause (</text:span><text:span text:style-name="T8">Shake Amount X</text:span><text:span text:style-name="T27"> </text:span><text:span text:style-name="T18">FR </text:span><text:span text:style-name="T27">and </text:span><text:span text:style-name="T8">Shake Amount Y</text:span><text:span text:style-name="T27"> </text:span><text:span text:style-name="T18">FR </text:span><text:span text:style-name="T27">can be animated)</text:span></text:p>
      <text:p text:style-name="P10"><text:tab/>2 <text:span text:style-name="T23">– Glitch_Effect_B (</text:span><text:span text:style-name="T4">all params</text:span><text:span text:style-name="T23"> </text:span><text:span text:style-name="T18">FR </text:span><text:span text:style-name="T17">(except </text:span><text:span text:style-name="T15">Shake Block Size</text:span><text:span text:style-name="T17"> up to 75 and </text:span><text:span text:style-name="T15">Shake Color Rate</text:span><text:span text:style-name="T17"> up to 0,02) </text:span><text:span text:style-name="T23">can be animated)</text:span></text:p>
      <text:p text:style-name="P10"><text:tab/><text:span text:style-name="T38">3</text:span> – <text:span text:style-name="T1">CRT</text:span><text:span text:style-name="T39">2</text:span><text:span text:style-name="T1"> </text:span><text:span text:style-name="T28">(</text:span><text:span text:style-name="T10">Mask Type </text:span><text:span text:style-name="T16">FR </text:span><text:span text:style-name="T21">(has to be set once for the game run)</text:span><text:span text:style-name="T31">, </text:span><text:span text:style-name="T37"><text:s/></text:span><text:span text:style-name="T6">Hard Scan </text:span><text:span text:style-name="T18">FR</text:span><text:span text:style-name="T28">, </text:span><text:span text:style-name="T12">Hard Pix</text:span><text:span text:style-name="T37"> </text:span><text:span text:style-name="T18">FR</text:span><text:span text:style-name="T32">, </text:span><text:span text:style-name="T6">Hard Bloom Scan </text:span><text:span text:style-name="T16">FR</text:span><text:span text:style-name="T28">, </text:span><text:span text:style-name="T9">Hard Bloom Pix</text:span><text:span text:style-name="T6"> </text:span><text:span text:style-name="T16">FR</text:span><text:span text:style-name="T30">, </text:span><text:span text:style-name="T6">Blood Amount </text:span><text:span text:style-name="T16">FR</text:span><text:span text:style-name="T28">, </text:span><text:span text:style-name="T6">Mask Dark</text:span><text:span text:style-name="T28"> </text:span><text:span text:style-name="T16">FR </text:span><text:span text:style-name="T28">and </text:span><text:span text:style-name="T6">Mask Light</text:span><text:span text:style-name="T28"> </text:span><text:span text:style-name="T16">FR </text:span><text:span text:style-name="T28">can be animated)</text:span></text:p>
      <text:p text:style-name="P3"/>
      <text:p text:style-name="P6">3<text:span text:style-name="T24">rd</text:span> set:</text:p>
      <text:p text:style-name="P11"><text:tab/><text:span text:style-name="T41">1 </text:span><text:span text:style-name="T2">– VHS </text:span><text:span text:style-name="T1">(</text:span><text:span text:style-name="T3">all params</text:span><text:span text:style-name="T1"> </text:span><text:span text:style-name="T18">FR </text:span><text:span text:style-name="T1">can be animated)</text:span></text:p>
      <text:p text:style-name="P11"><text:tab/><text:span text:style-name="T2">2 </text:span><text:span text:style-name="T23">– Glitch_Effect_B (</text:span><text:span text:style-name="T4">all params</text:span><text:span text:style-name="T23"> </text:span><text:span text:style-name="T18">FR </text:span><text:span text:style-name="T17">(except </text:span><text:span text:style-name="T15">Shake Block Size</text:span><text:span text:style-name="T17"> up to 75 and </text:span><text:span text:style-name="T15">Shake Color Rate</text:span><text:span text:style-name="T17"> up to 0,02) </text:span><text:span text:style-name="T23">can be animated)</text:span></text:p>
      <text:p text:style-name="P12"><text:tab/><text:span text:style-name="T38">3</text:span><text:span text:style-name="T2"> – </text:span><text:span text:style-name="T1">CRT</text:span><text:span text:style-name="T39">2</text:span><text:span text:style-name="T1"> </text:span><text:span text:style-name="T28">(</text:span><text:span text:style-name="T10">Mask Type </text:span><text:span text:style-name="T16">FR </text:span><text:span text:style-name="T21">(has to be set once for the game run)</text:span><text:span text:style-name="T31">, </text:span><text:span text:style-name="T37"><text:s/></text:span><text:span text:style-name="T6">Hard Scan </text:span><text:span text:style-name="T18">FR</text:span><text:span text:style-name="T28">, </text:span><text:span text:style-name="T12">Hard Pix</text:span><text:span text:style-name="T37"> </text:span><text:span text:style-name="T18">FR</text:span><text:span text:style-name="T32">, </text:span><text:span text:style-name="T6">Hard Bloom Scan </text:span><text:span text:style-name="T16">FR</text:span><text:span text:style-name="T28">, </text:span><text:span text:style-name="T9">Hard Bloom Pix</text:span><text:span text:style-name="T6"> </text:span><text:span text:style-name="T16">FR</text:span><text:span text:style-name="T30">, </text:span><text:span text:style-name="T6">Blood Amount </text:span><text:span text:style-name="T16">FR</text:span><text:span text:style-name="T28">, </text:span><text:span text:style-name="T6">Mask Dark</text:span><text:span text:style-name="T28"> </text:span><text:span text:style-name="T16">FR </text:span><text:span text:style-name="T28">and </text:span><text:span text:style-name="T6">Mask Light</text:span><text:span text:style-name="T28"> </text:span><text:span text:style-name="T16">FR </text:span><text:span text:style-name="T28">can be animated)</text:span></text:p>
      <text:p text:style-name="P4"/>
      <text:p text:style-name="P5">4<text:span text:style-name="T24">th</text:span> set:</text:p>
      <text:p text:style-name="P13"><text:tab/><text:span text:style-name="T42">1</text:span><text:span text:style-name="T1"> – Glitch (</text:span><text:span text:style-name="T3">all params</text:span><text:span text:style-name="T1"> </text:span><text:span text:style-name="T16">FR </text:span><text:span text:style-name="T1">can be animated)</text:span></text:p>
      <text:p text:style-name="P14"><text:tab/><text:span text:style-name="T28">2 – </text:span><text:span text:style-name="T1">CRT</text:span><text:span text:style-name="T39">2</text:span><text:span text:style-name="T1"> </text:span><text:span text:style-name="T28">(</text:span><text:span text:style-name="T10">Mask Type </text:span><text:span text:style-name="T16">FR </text:span><text:span text:style-name="T21">(has to be set once for the game run)</text:span><text:span text:style-name="T31">, </text:span><text:span text:style-name="T37"><text:s/></text:span><text:span text:style-name="T6">Hard Scan </text:span><text:span text:style-name="T18">FR</text:span><text:span text:style-name="T28">, </text:span><text:span text:style-name="T12">Hard Pix</text:span><text:span text:style-name="T37"> </text:span><text:span text:style-name="T18">FR</text:span><text:span text:style-name="T32">, </text:span><text:span text:style-name="T6">Hard Bloom Scan </text:span><text:span text:style-name="T16">FR</text:span><text:span text:style-name="T28">, </text:span><text:span text:style-name="T9">Hard Bloom Pix</text:span><text:span text:style-name="T6"> </text:span><text:span text:style-name="T16">FR</text:span><text:span text:style-name="T30">, </text:span><text:span text:style-name="T6">Blood Amount </text:span><text:span text:style-name="T16">FR</text:span><text:span text:style-name="T28">, </text:span><text:span text:style-name="T6">Mask Dark</text:span><text:span text:style-name="T28"> </text:span><text:span text:style-name="T16">FR </text:span><text:span text:style-name="T28">and </text:span><text:span text:style-name="T6">Mask Light</text:span><text:span text:style-name="T28"> </text:span><text:span text:style-name="T16">FR </text:span><text:span text:style-name="T28">can be animated)</text:span></text:p>
      <text:p text:style-name="P14"/>
      <text:p text:style-name="P14"/>
      <text:p text:style-name="P16">- FR means Full Range.</text:p>
      <text:p text:style-name="P15"><text:span text:style-name="T42">- We randomly choose to go toward max value or min value when starting point is different than min or max 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5-09T19:50:45.214000000</dc:date>
    <meta:editing-duration>PT1H23M23S</meta:editing-duration>
    <meta:editing-cycles>1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8" meta:word-count="369" meta:character-count="1900" meta:non-whitespace-character-count="1519"/>
  </office:meta>
</office:document-meta>
</file>